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01_17-33-01_000.jpg</text:p>
          </table:table-cell>
          <table:table-cell table:style-name="ce26" office:value-type="string">
            <text:p>:m #*# / memo:other(m:other) / topic=ノートPC：使うとき：準備作業：リスト, about=~,content=~,other=~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#*# / memo:other(m:other) / topic=ノートPC：使うとき：準備作業：リスト, about=~,content=~,other=~,id=~ ">
            <text:p>:m #*# / memo:other(m:other) / topic=ノートPC：使うとき：準備作業：リスト, about=~,content=~,other=~,id=~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7-01_20-49-00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7-02_02-47-36_000.jpg</text:p>
          </table:table-cell>
          <table:table-cell table:style-name="ce26" office:value-type="string">
            <text:p>:m :PHOTO 寝た時刻 / 2023 / オナニー、未了、duration=1h20m?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1h20m?時間ぐらい,other=~">
            <text:p>:m :PHOTO 寝た時刻 / 2023 / オナニー、未了、duration=1h20m?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02_07-51-38_000.jpg</text:p>
          </table:table-cell>
          <table:table-cell table:style-name="ce26" office:value-type="string">
            <text:p>:PHOTO 記録 / 経過記録；作ったもの / food=焼酎漬け / material=ニンニク（２）：１０；生姜（２）：１０；大葉：１０；ディル：１０；；スペアミント：１０,liquor=麦焼酎：??ml,time=~,container=silver-cap-small / type=~,other=作り置きする：混合。,occasion=飲み終わった。,id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 / 経過記録；作ったもの / food=焼酎漬け / material=ニンニク（２）：１０；生姜（２）：１０；大葉：１０；ディル：１０；；スペアミント：１０,liquor=麦焼酎：??ml,time=~,container=silver-cap-small / type=~,other=作り置きする：混合。,occasion=飲み終わった。,id=~">
            <text:p>:PHOTO 記録 / 経過記録；作ったもの / food=焼酎漬け / material=ニンニク（２）：１０；生姜（２）：１０；大葉：１０；ディル：１０；；スペアミント：１０,liquor=麦焼酎：??ml,time=~,container=silver-cap-small / type=~,other=作り置きする：混合。,occasion=飲み終わった。,id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7-02_07-55-5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7-02_12-43-2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7-02_15-56-34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2">2023/07/02</text:date>, <text:time>17:44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2T17:44:25.17</dc:date>
    <dc:creator>岩淵 謙</dc:creator>
    <meta:editing-duration>P57DT11H31M13S</meta:editing-duration>
    <meta:editing-cycles>18992</meta:editing-cycles>
    <meta:document-statistic meta:table-count="2" meta:cell-count="915" meta:object-count="0"/>
    <meta:user-defined meta:name="qrichtext">1</meta:user-defined>
  </office:meta>
</office:document-meta>
</file>